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300000042AA272FDD.png" manifest:media-type="image/png"/>
  <manifest:file-entry manifest:full-path="Pictures/10000001000001970000003C4E95A6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cm" svg:stroke-color="#ff0000" draw:marker-start-width="0.35cm" draw:marker-end="Extrémités_20_de_20_flèche_20_1" draw:marker-end-width="0.45cm" draw:fill="none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618cm" svg:height="1.745cm" svg:x="2.632cm" svg:y="2.75cm">
          <draw:image xlink:href="Pictures/100000010000006300000042AA272FDD.png" xlink:type="simple" xlink:show="embed" xlink:actuate="onLoad" draw:mime-type="image/png">
            <text:p/>
          </draw:image>
        </draw:frame>
        <draw:frame draw:style-name="gr1" draw:text-style-name="P1" draw:layer="layout" svg:width="10.769cm" svg:height="1.586cm" svg:x="7.25cm" svg:y="2.75cm">
          <draw:image xlink:href="Pictures/10000001000001970000003C4E95A6AE.png" xlink:type="simple" xlink:show="embed" xlink:actuate="onLoad" draw:mime-type="image/png">
            <text:p/>
          </draw:image>
        </draw:frame>
        <draw:line draw:style-name="gr2" draw:text-style-name="P2" draw:layer="layout" svg:x1="3.5cm" svg:y1="3.25cm" svg:x2="7cm" svg:y2="3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21T15:34:22.670000000</meta:creation-date>
    <dc:date>2025-10-21T15:37:44.211000000</dc:date>
    <meta:editing-duration>PT3M21S</meta:editing-duration>
    <meta:editing-cycles>1</meta:editing-cycles>
    <meta:document-statistic meta:object-count="3"/>
    <meta:generator>LibreOffice/7.6.5.2$Windows_X86_64 LibreOffice_project/38d5f62f85355c192ef5f1dd47c5c0c0c6d6598b</meta:generator>
  </office:meta>
</office:document-meta>
</file>